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2.5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paragraph-rsid="001654dc"/>
    </style:style>
    <style:style style:name="P2" style:family="paragraph" style:parent-style-name="Table_20_Contents">
      <style:text-properties officeooo:paragraph-rsid="001654dc" fo:background-color="#ffff00"/>
    </style:style>
    <style:style style:name="T1" style:family="text">
      <style:text-properties officeooo:rsid="001654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<text:span text:style-name="T1">validation at iter # 40894</text:span></text:p>
            <text:p text:style-name="P2"><text:span text:style-name="T1">tp: 1 tn: 1458 fp: 0 fn 2</text:span></text:p>
            <text:p text:style-name="P2"><text:span text:style-name="T1">cost: 1.82409858704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0 tn: 344 fp: 0 fn 9</text:span></text:p>
            <text:p text:style-name="P1"><text:span text:style-name="T1">*********************</text:span></text:p>
            <text:p text:style-name="P2"><text:span text:style-name="T1">validation at iter # 43815</text:span></text:p>
            <text:p text:style-name="P2"><text:span text:style-name="T1">tp: 2 tn: 1457 fp: 1 fn 1</text:span></text:p>
            <text:p text:style-name="P2"><text:span text:style-name="T1">cost: 1.08838260174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1 tn: 344 fp: 0 fn 8</text:span></text:p>
            <text:p text:style-name="P1"><text:span text:style-name="T1">*********************</text:span></text:p>
            <text:p text:style-name="P2"><text:span text:style-name="T1">validation at iter # 46736</text:span></text:p>
            <text:p text:style-name="P2"><text:span text:style-name="T1">tp: 2 tn: 1458 fp: 0 fn 1</text:span></text:p>
            <text:p text:style-name="P2"><text:span text:style-name="T1">cost: 1.63039577007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0 tn: 344 fp: 0 fn 9</text:span></text:p>
            <text:p text:style-name="P1"><text:span text:style-name="T1">*********************</text:span></text:p>
          </table:table-cell>
          <table:table-cell table:style-name="Table1.B1" office:value-type="string">
            <text:p text:style-name="P2"><text:span text:style-name="T1">validation at iter # 40894</text:span></text:p>
            <text:p text:style-name="P2"><text:span text:style-name="T1">tp: 1 tn: 1458 fp: 0 fn 2</text:span></text:p>
            <text:p text:style-name="P2"><text:span text:style-name="T1">cost: 0.0175782367587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0 tn: 344 fp: 0 fn 9</text:span></text:p>
            <text:p text:style-name="P1"><text:span text:style-name="T1">*********************</text:span></text:p>
            <text:p text:style-name="P2"><text:span text:style-name="T1">validation at iter # 43815</text:span></text:p>
            <text:p text:style-name="P2"><text:span text:style-name="T1">tp: 2 tn: 1457 fp: 1 fn 1</text:span></text:p>
            <text:p text:style-name="P2"><text:span text:style-name="T1">cost: 0.0525770299137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1 tn: 344 fp: 0 fn 8</text:span></text:p>
            <text:p text:style-name="P1"><text:span text:style-name="T1">*********************</text:span></text:p>
            <text:p text:style-name="P2"><text:span text:style-name="T1">validation at iter # 46736</text:span></text:p>
            <text:p text:style-name="P2"><text:span text:style-name="T1">tp: 2 tn: 1458 fp: 0 fn 1</text:span></text:p>
            <text:p text:style-name="P2"><text:span text:style-name="T1">cost: 0.013741071336</text:span></text:p>
            <text:p text:style-name="P1"><text:span text:style-name="T1">*********************</text:span></text:p>
            <text:p text:style-name="P1"><text:span text:style-name="T1">test</text:span></text:p>
            <text:p text:style-name="P1"><text:span text:style-name="T1">tp: 0 tn: 344 fp: 0 fn 9</text:span></text:p>
            <text:p text:style-name="P1"><text:span text:style-name="T1">*********************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2:45:07</meta:creation-date>
    <dc:date>2014-02-05T14:28:57</dc:date>
    <meta:editing-duration>PT1H28M39S</meta:editing-duration>
    <meta:editing-cycles>1</meta:editing-cycles>
    <meta:document-statistic meta:table-count="1" meta:image-count="0" meta:object-count="0" meta:page-count="1" meta:paragraph-count="42" meta:word-count="156" meta:character-count="885" meta:non-whitespace-character-count="731"/>
    <meta:generator>LibreOffice/4.0.2.2$Linux_X86_64 LibreOffice_project/400m0$Build-2</meta:generator>
  </office:meta>
</office:document-meta>
</file>